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6e9" officeooo:paragraph-rsid="001c66e9"/>
    </style:style>
    <style:style style:name="P2" style:family="paragraph" style:parent-style-name="Standard">
      <style:text-properties officeooo:rsid="001c66e9" officeooo:paragraph-rsid="001c66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  <text:p text:style-name="P1">uvuvwevwevwe onyetenyevwe ugwemuhwem os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0T13:07:31.593000000</dc:date>
    <meta:editing-duration>PT35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" meta:word-count="5" meta:character-count="45" meta:non-whitespace-character-count="42"/>
  </office:meta>
</office:document-meta>
</file>